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5A000001C7324E1958.png"/>
  <manifest:file-entry manifest:media-type="image/png" manifest:full-path="Pictures/1000000000000259000001C7F4A6502C.png"/>
  <manifest:file-entry manifest:media-type="image/png" manifest:full-path="Pictures/100000000000025A000001C72CD517B1.png"/>
  <manifest:file-entry manifest:media-type="image/png" manifest:full-path="Pictures/100000000000025A000001C769F41F7C.png"/>
  <manifest:file-entry manifest:media-type="image/png" manifest:full-path="Pictures/1000000000000259000001C72D530AE1.png"/>
  <manifest:file-entry manifest:media-type="image/png" manifest:full-path="Pictures/100000000000025A000001C773A31661.png"/>
  <manifest:file-entry manifest:media-type="image/png" manifest:full-path="Pictures/100000000000025A000001C828ACA307.png"/>
  <manifest:file-entry manifest:media-type="image/png" manifest:full-path="Pictures/1000000000000257000001C7F8B70F2B.png"/>
  <manifest:file-entry manifest:media-type="image/png" manifest:full-path="Pictures/1000000000000259000001C64F591718.png"/>
  <manifest:file-entry manifest:media-type="image/png" manifest:full-path="Pictures/1000000000000259000001C6BDCF274F.png"/>
  <manifest:file-entry manifest:media-type="image/png" manifest:full-path="Pictures/1000000000000259000001C60B800BD1.png"/>
  <manifest:file-entry manifest:media-type="image/png" manifest:full-path="Pictures/100000000000025A000001C6DE7BC79C.png"/>
  <manifest:file-entry manifest:media-type="image/png" manifest:full-path="Pictures/1000000000000259000001C684EF4F37.png"/>
  <manifest:file-entry manifest:media-type="image/png" manifest:full-path="Pictures/1000000000000259000001C6D72C76A9.png"/>
  <manifest:file-entry manifest:media-type="image/png" manifest:full-path="Pictures/1000000000000259000001C62704744F.png"/>
  <manifest:file-entry manifest:media-type="image/png" manifest:full-path="Pictures/1000000000000259000001C782870358.png"/>
  <manifest:file-entry manifest:media-type="image/png" manifest:full-path="Pictures/100000000000025A000001C61579A154.png"/>
  <manifest:file-entry manifest:media-type="image/png" manifest:full-path="Pictures/100000000000025A000001C66775E0D2.png"/>
  <manifest:file-entry manifest:media-type="image/png" manifest:full-path="Pictures/100000000000025A000001C9C08602AB.png"/>
  <manifest:file-entry manifest:media-type="image/png" manifest:full-path="Pictures/1000000000000259000001C743E4C7FF.png"/>
  <manifest:file-entry manifest:media-type="image/png" manifest:full-path="Pictures/1000000000000259000001C73D5C8ED1.png"/>
  <manifest:file-entry manifest:media-type="image/png" manifest:full-path="Pictures/1000000000000259000001C6E04244AC.png"/>
  <manifest:file-entry manifest:media-type="image/png" manifest:full-path="Pictures/1000000000000259000001C7679B48F7.png"/>
  <manifest:file-entry manifest:media-type="image/png" manifest:full-path="Pictures/100000000000025A000001C7DBC1CA06.png"/>
  <manifest:file-entry manifest:media-type="image/png" manifest:full-path="Pictures/100000000000025A000001E4E0D4DED5.png"/>
  <manifest:file-entry manifest:media-type="image/png" manifest:full-path="Pictures/1000000000000258000001C6BE60584F.png"/>
  <manifest:file-entry manifest:media-type="image/png" manifest:full-path="Pictures/1000000000000258000001C70743E70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fo:break-before="page" table:align="margins"/>
    </style:style>
    <style:style style:name="Table3.A" style:family="table-column">
      <style:table-column-properties style:column-width="9.001cm" style:rel-column-width="32767*"/>
    </style:style>
    <style:style style:name="Table3.B" style:family="table-column">
      <style:table-column-properties style:column-width="9.001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fo:break-before="page" table:align="margins"/>
    </style:style>
    <style:style style:name="Table4.A" style:family="table-column">
      <style:table-column-properties style:column-width="9.001cm" style:rel-column-width="32767*"/>
    </style:style>
    <style:style style:name="Table4.B" style:family="table-column">
      <style:table-column-properties style:column-width="9.001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fo:break-before="page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le Managers</text:p>
      <text:p text:style-name="P3">Windows XP Explorer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graphics21" text:anchor-type="paragraph" svg:width="7.421cm" svg:height="5.62cm" draw:z-index="14"><draw:image xlink:href="Pictures/1000000000000259000001C72D530AE1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1" draw:name="graphics20" text:anchor-type="paragraph" svg:width="7.421cm" svg:height="5.62cm" draw:z-index="13"><draw:image xlink:href="Pictures/1000000000000259000001C7679B48F7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1" draw:name="graphics19" text:anchor-type="paragraph" svg:width="7.41cm" svg:height="5.62cm" draw:z-index="12"><draw:image xlink:href="Pictures/1000000000000258000001C70743E708.pn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1" draw:name="graphics4" text:anchor-type="paragraph" svg:width="7.421cm" svg:height="5.62cm" draw:z-index="0"><draw:image xlink:href="Pictures/1000000000000259000001C7F4A6502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28" text:anchor-type="paragraph" svg:x="0.688cm" svg:y="0.303cm" svg:width="7.43cm" svg:height="5.6cm" draw:z-index="21"><draw:image xlink:href="Pictures/100000000000025A000001C6DE7BC79C.pn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2" draw:name="graphics7" text:anchor-type="paragraph" svg:x="0.693cm" svg:y="0.263cm" svg:width="7.421cm" svg:height="5.6cm" draw:z-index="2"><draw:image xlink:href="Pictures/1000000000000259000001C62704744F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2" draw:name="graphics5" text:anchor-type="paragraph" svg:x="0.693cm" svg:y="0.145cm" svg:width="7.421cm" svg:height="5.6cm" draw:z-index="1"><draw:image xlink:href="Pictures/1000000000000259000001C6D72C76A9.pn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3" draw:name="graphics8" text:anchor-type="paragraph" svg:y="0.171cm" svg:width="7.361cm" svg:height="5.572cm" draw:z-index="3"><draw:image xlink:href="Pictures/1000000000000259000001C73D5C8ED1.png" xlink:type="simple" xlink:show="embed" xlink:actuate="onLoad"/></draw:frame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2" draw:name="graphics9" text:anchor-type="paragraph" svg:x="0.693cm" svg:y="0.183cm" svg:width="7.421cm" svg:height="5.6cm" draw:z-index="4"><draw:image xlink:href="Pictures/1000000000000259000001C6E04244AC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3" draw:name="graphics11" text:anchor-type="paragraph" svg:y="0.185cm" svg:width="7.421cm" svg:height="5.6cm" draw:z-index="26"><draw:image xlink:href="Pictures/1000000000000259000001C64F591718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2" draw:name="graphics10" text:anchor-type="paragraph" svg:x="0.693cm" svg:y="0.289cm" svg:width="7.421cm" svg:height="5.6cm" draw:z-index="5"><draw:image xlink:href="Pictures/1000000000000259000001C6BDCF274F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2" draw:name="graphics12" text:anchor-type="paragraph" svg:x="0.693cm" svg:y="0.326cm" svg:width="7.421cm" svg:height="5.6cm" draw:z-index="6"><draw:image xlink:href="Pictures/1000000000000259000001C60B800BD1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2" draw:name="graphics14" text:anchor-type="paragraph" svg:x="0.688cm" svg:y="0.247cm" svg:width="7.43cm" svg:height="5.62cm" draw:z-index="7"><draw:image xlink:href="Pictures/100000000000025A000001C769F41F7C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3" draw:name="graphics13" text:anchor-type="paragraph" svg:y="0.265cm" svg:width="7.391cm" svg:height="5.62cm" draw:z-index="25"><draw:image xlink:href="Pictures/1000000000000257000001C7F8B70F2B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2" draw:name="graphics15" text:anchor-type="paragraph" svg:x="0.699cm" svg:y="0.277cm" svg:width="7.41cm" svg:height="5.6cm" draw:z-index="8"><draw:image xlink:href="Pictures/1000000000000258000001C6BE60584F.png" xlink:type="simple" xlink:show="embed" xlink:actuate="onLoad"/></draw:frame></text:p>
          </table:table-cell>
          <table:table-cell table:style-name="Table3.B2" office:value-type="string">
            <text:p text:style-name="Table_20_Contents"><draw:frame draw:style-name="fr3" draw:name="graphics16" text:anchor-type="paragraph" svg:y="0.238cm" svg:width="7.43cm" svg:height="5.62cm" draw:z-index="9"><draw:image xlink:href="Pictures/100000000000025A000001C7324E1958.png" xlink:type="simple" xlink:show="embed" xlink:actuate="onLoad"/></draw:frame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3" draw:name="graphics30" text:anchor-type="paragraph" svg:y="0.168cm" svg:width="7.43cm" svg:height="5.62cm" draw:z-index="22"><draw:image xlink:href="Pictures/100000000000025A000001C7DBC1CA06.png" xlink:type="simple" xlink:show="embed" xlink:actuate="onLoad"/></draw:frame></text:p>
          </table:table-cell>
          <table:table-cell table:style-name="Table4.B1" office:value-type="string">
            <text:p text:style-name="Table_20_Contents"><draw:frame draw:style-name="fr3" draw:name="graphics22" text:anchor-type="paragraph" svg:y="0.289cm" svg:width="7.43cm" svg:height="5.62cm" draw:z-index="15"><draw:image xlink:href="Pictures/100000000000025A000001C773A31661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graphics23" text:anchor-type="paragraph" svg:y="0.235cm" svg:width="7.497cm" svg:height="5.62cm" draw:z-index="16"><draw:image xlink:href="Pictures/1000000000000259000001C743E4C7FF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3" draw:name="graphics24" text:anchor-type="paragraph" svg:y="0.152cm" svg:width="7.357cm" svg:height="5.916cm" draw:z-index="17"><draw:image xlink:href="Pictures/100000000000025A000001E4E0D4DED5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graphics25" text:anchor-type="paragraph" svg:y="0.076cm" svg:width="7.43cm" svg:height="5.6cm" draw:z-index="18"><draw:image xlink:href="Pictures/100000000000025A000001C66775E0D2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3" draw:name="graphics26" text:anchor-type="paragraph" svg:y="0.228cm" svg:width="7.532cm" svg:height="5.62cm" draw:z-index="19"><draw:image xlink:href="Pictures/100000000000025A000001C72CD517B1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graphics27" text:anchor-type="paragraph" svg:y="0.183cm" svg:width="7.421cm" svg:height="5.62cm" draw:z-index="20"><draw:image xlink:href="Pictures/1000000000000259000001C782870358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2" draw:name="graphics17" text:anchor-type="paragraph" svg:x="0.688cm" svg:y="0.169cm" svg:width="7.43cm" svg:height="5.63cm" draw:z-index="10"><draw:image xlink:href="Pictures/100000000000025A000001C828ACA307.png" xlink:type="simple" xlink:show="embed" xlink:actuate="onLoad"/></draw:frame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2" draw:name="graphics29" text:anchor-type="paragraph" svg:x="0.688cm" svg:y="0.245cm" svg:width="7.43cm" svg:height="5.6cm" draw:z-index="24"><draw:image xlink:href="Pictures/100000000000025A000001C61579A154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3" draw:name="graphics31" text:anchor-type="paragraph" svg:y="0.196cm" svg:width="7.43cm" svg:height="5.639cm" draw:z-index="23"><draw:image xlink:href="Pictures/100000000000025A000001C9C08602AB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Table_20_Contents"><draw:frame draw:style-name="fr2" draw:name="graphics18" text:anchor-type="paragraph" svg:x="0.693cm" svg:y="0.279cm" svg:width="7.421cm" svg:height="5.6cm" draw:z-index="11"><draw:image xlink:href="Pictures/1000000000000259000001C684EF4F37.png" xlink:type="simple" xlink:show="embed" xlink:actuate="onLoad"/></draw:frame>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8T17:31:40</dc:date>
    <meta:editing-duration>PT6H34M3S</meta:editing-duration>
    <meta:editing-cycles>29</meta:editing-cycles>
    <meta:generator>LibreOffice/3.5$Linux_x86 LibreOffice_project/350m1$Build-202</meta:generator>
    <meta:document-statistic meta:table-count="4" meta:image-count="27" meta:object-count="0" meta:page-count="5" meta:paragraph-count="2" meta:word-count="5" meta:character-count="32" meta:non-whitespace-character-count="29"/>
  </office:meta>
</office:document-meta>
</file>